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daptive filter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Used when you have a signal with noise highly correlated with another signal. Can help to reconstruct signals, even when the noise is at the useful frequency and higher amplitude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pers to ci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1. https://ieeexplore.ieee.org/document/370617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it work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IR Filter – Finite Impulse Response</text:p>
              </text:list-item>
              <text:list-item>
                <text:p>NLMS – normalized least mean squares metho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ept (paraphrased from ref 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e have PPG sensor p, which receives heartbeat signal s, and noise from motion artifacts n0. (p=s+n0)</text:p>
              </text:list-item>
              <text:list-item>
                <text:p>We have an accelerometer sensor, which receives noise n1, correlated with n0 (in an unknown way). </text:p>
              </text:list-item>
              <text:list-item>
                <text:p>We use a filter to filter n1 to an output y, which we want to be as close as possible to n0.</text:p>
              </text:list-item>
              <text:list-item>
                <text:p>We estimate s with s = p – y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o 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30T21:02:58.834538523</meta:creation-date>
    <dc:date>2019-12-30T22:15:01.378596792</dc:date>
    <meta:editing-duration>PT5M56S</meta:editing-duration>
    <meta:editing-cycles>2</meta:editing-cycles>
    <meta:generator>LibreOffice/6.3.3.2.0$Linux_X86_64 LibreOffice_project/30$Build-2</meta:generator>
    <meta:document-statistic meta:object-count="41"/>
  </office:meta>
</office:document-meta>
</file>